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ttperf" table:style-name="ta1">
        <table:shapes>
          <draw:frame draw:z-index="0" draw:style-name="gr1" draw:text-style-name="P1" svg:width="15.987cm" svg:height="9.005cm" svg:x="0.11cm" svg:y="4.17cm">
            <draw:object draw:notify-on-update-of-ranges="httperf.A1:httperf.A1 httperf.A2:httperf.A6 httperf.B1:httperf.B1 httperf.B2:httperf.B6 httperf.C1:httperf.C1 httperf.C2:httperf.C6 httperf.D1:httperf.D1 httperf.D2:httperf.D6 httperf.E1:httperf.E1 httperf.E2:httperf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otal: connections</text:p>
          </table:table-cell>
          <table:table-cell office:value-type="string" calcext:value-type="string">
            <text:p>Total: replies</text:p>
          </table:table-cell>
          <table:table-cell office:value-type="string" calcext:value-type="string">
            <text:p>Requests rate</text:p>
          </table:table-cell>
          <table:table-cell office:value-type="string" calcext:value-type="string">
            <text:p>Errors: total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6" calcext:value-type="float">
            <text:p>2699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7000" calcext:value-type="float">
            <text:p>27000</text:p>
          </table:table-cell>
          <table:table-cell office:value-type="float" office:value="26820" calcext:value-type="float">
            <text:p>26820</text:p>
          </table:table-cell>
          <table:table-cell office:value-type="float" office:value="149.3" calcext:value-type="float">
            <text:p>149,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7000" calcext:value-type="float">
            <text:p>27000</text:p>
          </table:table-cell>
          <table:table-cell office:value-type="float" office:value="23924" calcext:value-type="float">
            <text:p>23924</text:p>
          </table:table-cell>
          <table:table-cell office:value-type="float" office:value="150" calcext:value-type="float">
            <text:p>150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1" calcext:value-type="float">
            <text:p>26991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7000" calcext:value-type="float">
            <text:p>27000</text:p>
          </table:table-cell>
          <table:table-cell office:value-type="float" office:value="26997" calcext:value-type="float">
            <text:p>26997</text:p>
          </table:table-cell>
          <table:table-cell office:value-type="float" office:value="148.6" calcext:value-type="float">
            <text:p>148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27000" calcext:value-type="float">
            <text:p>27000</text:p>
          </table:table-cell>
          <table:table-cell table:formula="of:=AVERAGE([.C2];[.C3];[.C4];[.C5];[.C6])" office:value-type="float" office:value="26345.6" calcext:value-type="float">
            <text:p>26345,6</text:p>
          </table:table-cell>
          <table:table-cell table:formula="of:=AVERAGE([.D2];[.D3];[.D4];[.D5];[.D6])" office:value-type="float" office:value="149.58" calcext:value-type="float">
            <text:p>149,58</text:p>
          </table:table-cell>
          <table:table-cell table:formula="of:=AVERAGE([.E2];[.E3];[.E4];[.E5];[.E6])" office:value-type="float" office:value="654.4" calcext:value-type="float">
            <text:p>654,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0" calcext:value-type="float">
            <text:p>0</text:p>
          </table:table-cell>
          <table:table-cell table:formula="of:=STDEV([.C2];[.C3];[.C4];[.C5];[.C6])" office:value-type="float" office:value="1355.8286396149" calcext:value-type="float">
            <text:p>1355,8286396149</text:p>
          </table:table-cell>
          <table:table-cell table:formula="of:=STDEV([.D2];[.D3];[.D4];[.D5];[.D6])" office:value-type="float" office:value="0.626099033699942" calcext:value-type="float">
            <text:p>0,6260990337</text:p>
          </table:table-cell>
          <table:table-cell table:formula="of:=STDEV([.E2];[.E3];[.E4];[.E5];[.E6])" office:value-type="float" office:value="1355.8286396149" calcext:value-type="float">
            <text:p>1355,82863961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3:17:46.4505891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56:25.585103933</meta:creation-date>
    <dc:date>2015-04-16T13:19:23.488893851</dc:date>
    <meta:editing-duration>PT5M55S</meta:editing-duration>
    <meta:editing-cycles>2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7.236cm" svg:y="0.316cm" chart:style-name="ch2">
          <text:p>Httperf</text:p>
        </chart:title>
        <chart:subtitle svg:x="5.199cm" svg:y="1.301cm" chart:style-name="ch3">
          <text:p>Balanceador nginx (granja web)</text:p>
        </chart:subtitle>
        <chart:legend chart:legend-position="end" svg:x="12.455cm" svg:y="3.457cm" style:legend-expansion="high" chart:style-name="ch4"/>
        <chart:plot-area chart:style-name="ch5" table:cell-range-address="httperf.A1:httperf.E6" chart:data-source-has-labels="both" svg:x="0.319cm" svg:y="2.19cm" svg:width="11.817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01cm" svg:y="2.236cm" svg:width="10.629cm" svg:height="5.9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ttperf.A2:httperf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ttperf.B2:httperf.B6" chart:label-cell-address="httperf.B1:httperf.B1" chart:class="chart:bar">
            <chart:data-point chart:repeated="5"/>
          </chart:series>
          <chart:series chart:style-name="ch10" chart:values-cell-range-address="httperf.C2:httperf.C6" chart:label-cell-address="httperf.C1:httperf.C1" chart:class="chart:bar">
            <chart:data-point chart:repeated="5"/>
          </chart:series>
          <chart:series chart:style-name="ch11" chart:values-cell-range-address="httperf.D2:httperf.D6" chart:label-cell-address="httperf.D1:httperf.D1" chart:class="chart:bar">
            <chart:data-point chart:repeated="5"/>
          </chart:series>
          <chart:series chart:style-name="ch12" chart:values-cell-range-address="httperf.E2:httperf.E6" chart:label-cell-address="httperf.E1:httperf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: connections</text:p>
                <draw:g>
                  <svg:desc>httperf.B1:httperf.B1</svg:desc>
                </draw:g>
              </table:table-cell>
              <table:table-cell office:value-type="string">
                <text:p>Total: replies</text:p>
                <draw:g>
                  <svg:desc>httperf.C1:httperf.C1</svg:desc>
                </draw:g>
              </table:table-cell>
              <table:table-cell office:value-type="string">
                <text:p>Requests rate</text:p>
                <draw:g>
                  <svg:desc>httperf.D1:httperf.D1</svg:desc>
                </draw:g>
              </table:table-cell>
              <table:table-cell office:value-type="string">
                <text:p>Errors: total</text:p>
                <draw:g>
                  <svg:desc>httperf.E1:httper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httperf.A2:httperf.A6</svg:desc>
                </draw:g>
              </table:table-cell>
              <table:table-cell office:value-type="float" office:value="27000">
                <text:p>27000</text:p>
                <draw:g>
                  <svg:desc>httperf.B2:httperf.B6</svg:desc>
                </draw:g>
              </table:table-cell>
              <table:table-cell office:value-type="float" office:value="26996">
                <text:p>26996</text:p>
                <draw:g>
                  <svg:desc>httperf.C2:httperf.C6</svg:desc>
                </draw:g>
              </table:table-cell>
              <table:table-cell office:value-type="float" office:value="150">
                <text:p>150</text:p>
                <draw:g>
                  <svg:desc>httperf.D2:httperf.D6</svg:desc>
                </draw:g>
              </table:table-cell>
              <table:table-cell office:value-type="float" office:value="4">
                <text:p>4</text:p>
                <draw:g>
                  <svg:desc>httperf.E2:httperf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7000">
                <text:p>27000</text:p>
              </table:table-cell>
              <table:table-cell office:value-type="float" office:value="26820">
                <text:p>26820</text:p>
              </table:table-cell>
              <table:table-cell office:value-type="float" office:value="149.3">
                <text:p>149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7000">
                <text:p>27000</text:p>
              </table:table-cell>
              <table:table-cell office:value-type="float" office:value="23924">
                <text:p>23924</text:p>
              </table:table-cell>
              <table:table-cell office:value-type="float" office:value="150">
                <text:p>15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7000">
                <text:p>27000</text:p>
              </table:table-cell>
              <table:table-cell office:value-type="float" office:value="26991">
                <text:p>26991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7000">
                <text:p>27000</text:p>
              </table:table-cell>
              <table:table-cell office:value-type="float" office:value="26997">
                <text:p>26997</text:p>
              </table:table-cell>
              <table:table-cell office:value-type="float" office:value="148.6">
                <text:p>148.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